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82091" officeooo:paragraph-rsid="000820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erências e citações</text:p>
      <text:p text:style-name="P1"/>
      <text:p text:style-name="P1">[1] IEEE Learning Technology Standards Committee (LTSC) available</text:p>
      <text:p text:style-name="P1">at: IEEE 1484.12.1-2002, 15 July 2002, Draft Standard for Learning</text:p>
      <text:p text:style-name="P1">Object Metada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16:59:59.805046642</meta:creation-date>
    <dc:date>2017-08-11T17:24:19.123462722</dc:date>
    <meta:editing-duration>PT9M20S</meta:editing-duration>
    <meta:editing-cycles>2</meta:editing-cycles>
    <meta:generator>LibreOffice/5.0.6.2$Linux_X86_64 LibreOffice_project/00$Build-2</meta:generator>
    <meta:document-statistic meta:table-count="0" meta:image-count="0" meta:object-count="0" meta:page-count="1" meta:paragraph-count="4" meta:word-count="23" meta:character-count="169" meta:non-whitespace-character-count="150"/>
  </office:meta>
</office:document-meta>
</file>